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ndika" svg:font-family="Andika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8.7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README" table:style-name="ta1">
        <table:table-column table:style-name="co1" table:default-cell-style-name="Default"/>
        <table:table-row table:style-name="ro1">
          <table:table-cell office:value-type="string" calcext:value-type="string">
            <text:p>README 讀我</text:p>
          </table:table-cell>
        </table:table-row>
        <table:table-row table:style-name="ro1">
          <table:table-cell/>
        </table:table-row>
        <table:table-row table:style-name="ro2">
          <table:table-cell office:value-type="string" calcext:value-type="string">
            <text:p>這是一個</text:p>
            <text:p>測試</text:p>
            <text:p>檔案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提供給 phpexcel 來讀取測試</text:p>
          </table:table-cell>
        </table:table-row>
      </table:table>
      <table:table table:name="Fruit 水果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英文</text:p>
          </table:table-cell>
          <table:table-cell office:value-type="string" calcext:value-type="string">
            <text:p>中文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string" calcext:value-type="string">
            <text:p>蘋果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string" calcext:value-type="string">
            <text:p>香蕉</text:p>
          </table:table-cell>
        </table:table-row>
        <table:table-row table:style-name="ro1">
          <table:table-cell office:value-type="string" calcext:value-type="string">
            <text:p>cherry</text:p>
          </table:table-cell>
          <table:table-cell office:value-type="string" calcext:value-type="string">
            <text:p>櫻桃</text:p>
          </table:table-cell>
        </table:table-row>
      </table:table>
      <table:table table:name="英文字母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大寫</text:p>
          </table:table-cell>
          <table:table-cell office:value-type="string" calcext:value-type="string">
            <text:p>小寫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ndika" svg:font-family="Andika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Andik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ndika" style:font-family-asian="Andika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08:56:34.2294144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16:15:38.680323547</meta:creation-date>
    <meta:generator>LibreOffice/5.1.6.2$Linux_X86_64 LibreOffice_project/10m0$Build-2</meta:generator>
    <dc:date>2017-07-13T09:05:26.704503085</dc:date>
    <meta:editing-duration>PT17M42S</meta:editing-duration>
    <meta:editing-cycles>12</meta:editing-cycles>
    <meta:document-statistic meta:table-count="3" meta:cell-count="23" meta:object-count="0"/>
  </office:meta>
</office:document-meta>
</file>